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90000025E49D40B98.png" manifest:media-type="image/png"/>
  <manifest:file-entry manifest:full-path="Pictures/10000000000003800000021A091D6B5B.png" manifest:media-type="image/png"/>
  <manifest:file-entry manifest:full-path="Pictures/100000000000023D00000176121CAD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5.161cm" svg:height="9.895cm" draw:z-index="0"><draw:image xlink:href="Pictures/100000000000023D00000176121CADF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2" draw:name="Image2" text:anchor-type="char" svg:width="17cm" svg:height="10.208cm" draw:z-index="1"><draw:image xlink:href="Pictures/10000000000003800000021A091D6B5B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3" text:anchor-type="char" svg:width="17cm" svg:height="11.185cm" draw:z-index="2"><draw:image xlink:href="Pictures/10000000000003990000025E49D40B9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1:15:40.257793173</meta:creation-date>
    <dc:date>2026-01-23T11:19:31.233728792</dc:date>
    <meta:editing-duration>PT3M51S</meta:editing-duration>
    <meta:editing-cycles>1</meta:editing-cycles>
    <meta:document-statistic meta:table-count="0" meta:image-count="3" meta:object-count="0" meta:page-count="2" meta:paragraph-count="2" meta:word-count="0" meta:character-count="33" meta:non-whitespace-character-count="0"/>
    <meta:generator>LibreOffice/24.2.7.2$Linux_X86_64 LibreOffice_project/420$Build-2</meta:generator>
  </office:meta>
</office:document-meta>
</file>